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B3000003E092C13C8D3943AE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2b2b2" draw:fill-color="#ffffff" draw:textarea-horizontal-align="justify" draw:textarea-vertical-align="middle" draw:auto-grow-height="false" fo:min-height="7.67cm" fo:min-width="15.71cm"/>
    </style:style>
    <style:style style:name="gr2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0.399cm"/>
    </style:style>
    <style:style style:name="gr4" style:family="graphic" style:parent-style-name="standard">
      <style:graphic-properties draw:stroke="none" draw:fill="none" fo:min-height="0.797cm"/>
    </style:style>
    <style:style style:name="gr5" style:family="graphic" style:parent-style-name="standard">
      <style:graphic-properties draw:stroke="none" draw:fill="none" fo:min-height="0.789cm"/>
    </style:style>
    <style:style style:name="gr6" style:family="graphic" style:parent-style-name="standard">
      <style:graphic-properties draw:stroke="none" draw:fill="none" fo:min-height="1.107cm"/>
    </style:style>
    <style:style style:name="gr7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02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fo:min-height="0.395cm"/>
    </style:style>
    <style:style style:name="gr9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689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8cm"/>
    </style:style>
    <style:style style:name="gr1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2.243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</style:style>
    <style:style style:name="gr1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3.375cm" fo:min-width="0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2.502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31cm"/>
    </style:style>
    <style:style style:name="gr20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07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1cm" fo:min-width="2.072cm"/>
    </style:style>
    <style:style style:name="gr23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cm" fo:min-width="0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49cm"/>
    </style:style>
    <style:style style:name="gr2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089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52cm" fo:min-width="0cm" fo:padding-top="0.142cm" fo:padding-bottom="0.142cm" fo:padding-left="0.267cm" fo:padding-right="0.267cm"/>
    </style:style>
    <style:style style:name="gr27" style:family="graphic">
      <style:graphic-properties style:protect="siz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style:font-name="Liberation Mono" fo:font-size="10pt" style:font-size-asian="10pt" style:font-size-complex="10pt"/>
    </style:style>
    <style:style style:name="P4" style:family="paragraph">
      <loext:graphic-properties draw:fill="none"/>
      <style:text-properties fo:font-size="12pt" style:font-size-asian="14pt" style:font-size-complex="14pt"/>
    </style:style>
    <style:style style:name="P5" style:family="paragraph">
      <loext:graphic-properties draw:fill="none"/>
      <style:text-properties fo:color="#3465a4" fo:font-size="12pt" style:font-size-asian="14pt" style:font-size-complex="14pt"/>
    </style:style>
    <style:style style:name="P6" style:family="paragraph">
      <style:paragraph-properties fo:margin-top="0cm" fo:margin-bottom="0.051cm"/>
    </style:style>
    <style:style style:name="P7" style:family="paragraph">
      <loext:graphic-properties draw:fill="none"/>
      <style:paragraph-properties fo:margin-top="0cm" fo:margin-bottom="0.051cm"/>
      <style:text-properties style:font-name="Liberation Mono" fo:font-size="10pt" style:font-size-asian="16pt" style:font-size-complex="16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use-window-font-color="true" fo:font-size="10pt" style:font-size-asian="28pt" style:font-size-complex="28pt"/>
    </style:style>
    <style:style style:name="P11" style:family="paragraph">
      <loext:graphic-properties draw:fill="none" draw:fill-color="#ffffff"/>
      <style:text-properties fo:font-size="6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0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text-properties fo:color="#00ff00"/>
    </style:style>
    <style:style style:name="P16" style:family="paragraph">
      <loext:graphic-properties draw:fill="none" draw:fill-color="#ffffff"/>
      <style:text-properties fo:color="#ffd74c"/>
    </style:style>
    <style:style style:name="P17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fo:font-size="10pt" style:font-size-asian="14pt" style:font-size-complex="14pt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color="#3465a4" fo:font-size="10pt" style:font-size-asian="14pt" style:font-size-complex="14pt"/>
    </style:style>
    <style:style style:name="T5" style:family="text">
      <style:text-properties fo:font-variant="normal" fo:text-transform="none" fo:color="#cc9900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Mono" fo:font-size="10pt" fo:font-style="normal" fo:text-shadow="none" style:text-underline-style="none" style:letter-kerning="true" style:font-name-asian="Noto Sans CJK SC Regular" style:font-size-asian="10pt" style:font-style-asian="normal" style:font-name-complex="Lohit Devanagari" style:font-size-complex="10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999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9999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e181e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font-name="Liberation Mono" fo:font-size="10pt" fo:font-style="normal" fo:text-shadow="none" style:text-underline-style="none" style:letter-kerning="true" style:font-name-asian="Noto Sans CJK SC Regular" style:font-size-asian="10pt" style:font-style-asian="normal" style:font-name-complex="Lohit Devanagari" style:font-size-complex="10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33ff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999999" style:font-name="Liberation Mono" fo:font-size="10pt" style:font-size-asian="10pt" style:font-size-complex="10pt"/>
    </style:style>
    <style:style style:name="T14" style:family="text">
      <style:text-properties fo:color="#ff33ff" fo:font-size="10pt" fo:font-weight="bold" style:font-weight-asian="bold" style:font-weight-complex="bold"/>
    </style:style>
    <style:style style:name="T15" style:family="text">
      <style:text-properties fo:font-size="10pt"/>
    </style:style>
    <style:style style:name="T16" style:family="text">
      <style:text-properties fo:font-size="8pt" style:font-size-asian="15pt" style:font-size-complex="15pt"/>
    </style:style>
    <style:style style:name="T17" style:family="text">
      <style:text-properties style:use-window-font-color="true" fo:font-size="14pt" fo:font-weight="bold" style:font-size-asian="28pt" style:font-weight-asian="bold" style:font-size-complex="28pt" style:font-weight-complex="bold"/>
    </style:style>
    <style:style style:name="T18" style:family="text">
      <style:text-properties fo:color="#c5000b" fo:font-size="10pt" fo:font-weight="bold" style:font-weight-asian="bold" style:font-weight-complex="bold"/>
    </style:style>
    <style:style style:name="T19" style:family="text">
      <style:text-properties fo:font-size="6pt"/>
    </style:style>
    <style:style style:name="T20" style:family="text">
      <style:text-properties fo:color="#000000" fo:font-size="10pt" fo:font-weight="bold" style:font-size-asian="15pt" style:font-weight-asian="bold" style:font-size-complex="15pt" style:font-weight-complex="bold"/>
    </style:style>
    <style:style style:name="T21" style:family="text">
      <style:text-properties fo:color="#cc9900" fo:font-size="10pt" fo:font-weight="bold" style:font-size-asian="15pt" style:font-weight-asian="bold" style:font-size-complex="15pt" style:font-weight-complex="bold"/>
    </style:style>
    <style:style style:name="T22" style:family="text">
      <style:text-properties fo:color="#009999" fo:font-size="10pt" fo:font-weight="bold" style:font-weight-asian="bold" style:font-weight-complex="bold"/>
    </style:style>
    <style:style style:name="T23" style:family="text">
      <style:text-properties fo:color="#0000ff" fo:font-size="10pt" fo:font-weight="bold" style:font-size-asian="15pt" style:font-weight-asian="bold" style:font-size-complex="15pt" style:font-weight-complex="bold"/>
    </style:style>
    <style:style style:name="T24" style:family="text">
      <style:text-properties fo:color="#00ff00"/>
    </style:style>
    <style:style style:name="T25" style:family="text">
      <style:text-properties fo:color="#ffd74c" fo:background-color="transparent"/>
    </style:style>
    <style:style style:name="T26" style:family="text">
      <style:text-properties fo:color="#ffffff" fo:font-size="12pt" style:font-size-asian="12pt" style:font-size-complex="12pt"/>
    </style:style>
    <style:style style:name="T27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21cm" svg:height="7.92cm" svg:x="0.3cm" svg:y="2.74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312cm" svg:y1="4.434cm" svg:x2="12.312cm" svg:y2="6.504cm">
          <text:p/>
        </draw:line>
        <draw:line draw:style-name="gr2" draw:text-style-name="P2" draw:layer="layout" svg:x1="0.508cm" svg:y1="5.467cm" svg:x2="14.44cm" svg:y2="5.467cm">
          <text:p/>
        </draw:line>
        <draw:frame draw:style-name="gr3" draw:text-style-name="P3" draw:layer="layout" svg:width="10.668cm" svg:height="0.649cm" svg:x="3.81cm" svg:y="2.793cm">
          <draw:text-box>
            <text:p><text:span text:style-name="T1">1000000010</text:span><text:span text:style-name="T1">0000010010</text:span><text:span text:style-name="T1">0110111101</text:span><text:span text:style-name="T1">011110</text:span></text:p>
          </draw:text-box>
        </draw:frame>
        <draw:frame draw:style-name="gr4" draw:text-style-name="P3" draw:layer="layout" svg:width="10.922cm" svg:height="1.047cm" svg:x="3.81cm" svg:y="3.914cm">
          <draw:text-box>
            <text:p><text:span text:style-name="T1">10000000 <text:s/></text:span><text:span text:style-name="T1">10000001 <text:s/></text:span><text:span text:style-name="T1">00100110 <text:s/></text:span><text:span text:style-name="T1">11110101 <text:s/></text:span><text:span text:style-name="T1">11100000</text:span></text:p>
          </draw:text-box>
        </draw:frame>
        <draw:frame draw:style-name="gr5" draw:text-style-name="P4" draw:layer="layout" svg:width="3.3cm" svg:height="1.039cm" svg:x="0.254cm" svg:y="2.748cm">
          <draw:text-box>
            <text:p><text:span text:style-name="T2">Raw binary </text:span><text:span text:style-name="T2">data</text:span><text:span text:style-name="T2"><text:line-break/></text:span><text:span text:style-name="T3">(36 Bit)</text:span></text:p>
          </draw:text-box>
        </draw:frame>
        <draw:frame draw:style-name="gr6" draw:text-style-name="P4" draw:layer="layout" svg:width="3.3cm" svg:height="1.357cm" svg:x="0.254cm" svg:y="3.787cm">
          <draw:text-box>
            <text:p><text:span text:style-name="T2">binary data</text:span><text:span text:style-name="T2"><text:line-break/></text:span><text:span text:style-name="T3">(40 Bit)</text:span></text:p>
          </draw:text-box>
        </draw:frame>
        <draw:custom-shape draw:style-name="gr7" draw:text-style-name="P2" draw:layer="layout" svg:width="0.254cm" svg:height="1.778cm" draw:transform="rotate (1.5707963267949) translate (4.0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5" draw:layer="layout" svg:width="1.522cm" svg:height="0.645cm" svg:x="4.157cm" svg:y="4.668cm">
          <draw:text-box>
            <text:p><text:span text:style-name="T4">Byte 0</text:span></text:p>
          </draw:text-box>
        </draw:frame>
        <draw:frame draw:style-name="gr4" draw:text-style-name="P7" draw:layer="layout" svg:width="10.668cm" svg:height="1.047cm" svg:x="3.81cm" svg:y="5.624cm">
          <draw:text-box>
            <text:p text:style-name="P6"><text:span text:style-name="T5">10000000</text:span><text:span text:style-name="T6"> <text:s/></text:span><text:span text:style-name="T7">1</text:span><text:span text:style-name="T8">0</text:span><text:span text:style-name="T9">00</text:span><text:span text:style-name="T10">0001</text:span><text:span text:style-name="T11"> <text:s/></text:span><text:span text:style-name="T10">00100110</text:span><text:span text:style-name="T6"> <text:s/></text:span><text:span text:style-name="T6">1111</text:span><text:span text:style-name="T12">0101 <text:s/></text:span><text:span text:style-name="T12">1110</text:span><text:span text:style-name="T13">0000</text:span></text:p>
          </draw:text-box>
        </draw:frame>
        <draw:frame draw:style-name="gr5" draw:text-style-name="P4" draw:layer="layout" svg:width="3.3cm" svg:height="1.039cm" svg:x="0.254cm" svg:y="5.624cm">
          <draw:text-box>
            <text:p><text:span text:style-name="T2">Decoding</text:span><text:span text:style-name="T2"><text:line-break/></text:span><text:span text:style-name="T2"/></text:p>
          </draw:text-box>
        </draw:frame>
        <draw:custom-shape draw:style-name="gr9" draw:text-style-name="P2" xml:id="id1" draw:id="id1" draw:layer="layout" svg:width="0.254cm" svg:height="2.081cm" draw:transform="rotate (1.5707963267949) translate (11.283cm 6.32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xml:id="id2" draw:id="id2" draw:layer="layout" svg:width="2.918cm" svg:height="0.645cm" svg:x="12.83cm" svg:y="6.671cm">
          <draw:text-box>
            <text:p><text:span text:style-name="T14">94</text:span><text:span text:style-name="T15"> </text:span><text:span text:style-name="T16">(Humidity × </text:span><text:span text:style-name="T16">1)</text:span></text:p>
          </draw:text-box>
        </draw:frame>
        <draw:connector draw:style-name="gr11" draw:text-style-name="P9" draw:layer="layout" svg:x1="12.323cm" svg:y1="6.323cm" svg:x2="12.83cm" svg:y2="6.993cm" draw:start-shape="id1" draw:start-glue-point="5" draw:end-shape="id2" draw:end-glue-point="3" svg:d="M12323 6323v670h507" svg:viewBox="0 0 508 671">
          <text:p/>
        </draw:connector>
        <draw:frame draw:style-name="gr12" draw:text-style-name="P10" draw:layer="layout" svg:width="4.572cm" svg:height="0.806cm" svg:x="12.192cm" svg:y="7.409cm">
          <draw:text-box>
            <text:p><text:span text:style-name="T17">Humidit</text:span><text:span text:style-name="T17">y = 94 %</text:span></text:p>
          </draw:text-box>
        </draw:frame>
        <draw:custom-shape draw:style-name="gr13" draw:text-style-name="P2" draw:layer="layout" svg:width="0.254cm" svg:height="2.665cm" draw:transform="rotate (1.5707963267949) translate (12.959cm 7.50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0" draw:layer="layout" svg:width="6.45cm" svg:height="0.845cm" svg:x="8.31cm" svg:y="9.569cm">
          <draw:text-box>
            <text:p><text:span text:style-name="T17">Tempera</text:span><text:span text:style-name="T17">ture = </text:span><text:span text:style-name="T17">+29.4 °C</text:span></text:p>
          </draw:text-box>
        </draw:frame>
        <draw:custom-shape draw:style-name="gr15" draw:text-style-name="P2" draw:layer="layout" svg:width="0.254cm" svg:height="3.859cm" draw:transform="rotate (1.5707963267949) translate (9.603cm 9.5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" xml:id="id3" draw:id="id3" draw:layer="layout" svg:width="0.254cm" svg:height="2.938cm" draw:transform="rotate (1.5707963267949) translate (7.062cm 6.3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8" xml:id="id4" draw:id="id4" draw:layer="layout" svg:width="4.273cm" svg:height="0.645cm" svg:x="9.397cm" svg:y="8.664cm">
          <draw:text-box>
            <text:p><text:span text:style-name="T18">+294</text:span><text:span text:style-name="T15"> </text:span><text:span text:style-name="T16">(signed </text:span><text:span text:style-name="T16">rawTemp × 10)</text:span></text:p>
          </draw:text-box>
        </draw:frame>
        <draw:connector draw:style-name="gr11" draw:text-style-name="P9" draw:layer="layout" svg:x1="8.531cm" svg:y1="6.329cm" svg:x2="9.397cm" svg:y2="8.986cm" draw:start-shape="id3" draw:start-glue-point="5" draw:end-shape="id4" draw:end-glue-point="3" svg:d="M8531 6329v2657h866" svg:viewBox="0 0 867 2658">
          <text:p/>
        </draw:connector>
        <draw:frame draw:style-name="gr18" draw:text-style-name="P11" draw:layer="layout" svg:width="2.89cm" svg:height="0.489cm" svg:x="13.62cm" svg:y="10.16cm">
          <draw:text-box>
            <text:p><text:span text:style-name="T19">created by Henry Thasler</text:span></text:p>
          </draw:text-box>
        </draw:frame>
        <draw:line draw:style-name="gr2" draw:text-style-name="P2" draw:layer="layout" svg:x1="5.974cm" svg:y1="4.434cm" svg:x2="5.974cm" svg:y2="6.504cm">
          <text:p/>
        </draw:line>
        <draw:custom-shape draw:style-name="gr7" draw:text-style-name="P2" draw:layer="layout" svg:width="0.254cm" svg:height="1.778cm" draw:transform="rotate (1.5707963267949) translate (6.15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5" draw:layer="layout" svg:width="1.522cm" svg:height="0.645cm" svg:x="6.28cm" svg:y="4.668cm">
          <draw:text-box>
            <text:p><text:span text:style-name="T4">Byte 1</text:span></text:p>
          </draw:text-box>
        </draw:frame>
        <draw:line draw:style-name="gr2" draw:text-style-name="P2" draw:layer="layout" svg:x1="8.097cm" svg:y1="4.434cm" svg:x2="8.097cm" svg:y2="6.504cm">
          <text:p/>
        </draw:line>
        <draw:custom-shape draw:style-name="gr7" draw:text-style-name="P2" draw:layer="layout" svg:width="0.254cm" svg:height="1.778cm" draw:transform="rotate (1.5707963267949) translate (8.25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5" draw:layer="layout" svg:width="1.522cm" svg:height="0.645cm" svg:x="8.384cm" svg:y="4.668cm">
          <draw:text-box>
            <text:p><text:span text:style-name="T4">Byte 2</text:span></text:p>
          </draw:text-box>
        </draw:frame>
        <draw:line draw:style-name="gr2" draw:text-style-name="P2" draw:layer="layout" svg:x1="10.201cm" svg:y1="4.434cm" svg:x2="10.201cm" svg:y2="6.504cm">
          <text:p/>
        </draw:line>
        <draw:custom-shape draw:style-name="gr7" draw:text-style-name="P2" draw:layer="layout" svg:width="0.254cm" svg:height="1.778cm" draw:transform="rotate (1.5707963267949) translate (10.368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5" draw:layer="layout" svg:width="1.522cm" svg:height="0.645cm" svg:x="10.495cm" svg:y="4.668cm">
          <draw:text-box>
            <text:p><text:span text:style-name="T4">Byte 3</text:span></text:p>
          </draw:text-box>
        </draw:frame>
        <draw:custom-shape draw:style-name="gr7" draw:text-style-name="P2" draw:layer="layout" svg:width="0.254cm" svg:height="1.778cm" draw:transform="rotate (1.5707963267949) translate (12.496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5" draw:layer="layout" svg:width="1.522cm" svg:height="0.645cm" svg:x="12.623cm" svg:y="4.668cm">
          <draw:text-box>
            <text:p><text:span text:style-name="T4">Byte 4</text:span></text:p>
          </draw:text-box>
        </draw:frame>
        <draw:line draw:style-name="gr2" draw:text-style-name="P2" draw:layer="layout" svg:x1="14.44cm" svg:y1="4.434cm" svg:x2="14.44cm" svg:y2="6.504cm">
          <text:p/>
        </draw:line>
        <draw:line draw:style-name="gr2" draw:text-style-name="P2" draw:layer="layout" svg:x1="0.508cm" svg:y1="6.504cm" svg:x2="14.44cm" svg:y2="6.504cm">
          <text:p/>
        </draw:line>
        <draw:frame draw:style-name="gr19" draw:text-style-name="P8" xml:id="id12" draw:id="id12" draw:layer="layout" svg:width="2.631cm" svg:height="0.963cm" svg:x="9.493cm" svg:y="6.912cm">
          <draw:text-box>
            <text:p><text:span text:style-name="T16">Constant Pattern</text:span></text:p>
            <text:p><text:span text:style-name="T20">0xf</text:span></text:p>
          </draw:text-box>
        </draw:frame>
        <draw:custom-shape draw:style-name="gr20" draw:text-style-name="P2" xml:id="id5" draw:id="id5" draw:layer="layout" svg:width="0.254cm" svg:height="1.783cm" draw:transform="rotate (1.5707963267949) translate (4cm 6.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1" draw:text-style-name="P9" draw:layer="layout" svg:x1="4.891cm" svg:y1="6.35cm" svg:x2="4.05cm" svg:y2="7.328cm" draw:start-shape="id5" draw:start-glue-point="5" draw:end-shape="id6" draw:end-glue-point="1" svg:d="M4891 6350v978h-841" svg:viewBox="0 0 842 979">
          <text:p/>
        </draw:connector>
        <draw:frame draw:style-name="gr21" draw:text-style-name="P13" xml:id="id6" draw:id="id6" draw:layer="layout" svg:width="1.764cm" svg:height="0.963cm" svg:x="2.286cm" svg:y="6.847cm">
          <draw:text-box>
            <text:p text:style-name="P12"><text:span text:style-name="T16">Sensor ID</text:span></text:p>
            <text:p text:style-name="P12"><text:span text:style-name="T21">0x80</text:span></text:p>
          </draw:text-box>
        </draw:frame>
        <draw:frame draw:style-name="gr22" draw:text-style-name="P13" xml:id="id8" draw:id="id8" draw:layer="layout" svg:width="2.572cm" svg:height="1.281cm" svg:x="3.048cm" svg:y="7.863cm">
          <draw:text-box>
            <text:p text:style-name="P12"><text:span text:style-name="T22">ok</text:span><text:span text:style-name="T15"> </text:span></text:p>
            <text:p text:style-name="P12"><text:span text:style-name="T16">Battery Indicator</text:span></text:p>
            <text:p text:style-name="P12"><text:span text:style-name="T16">(1=Battery ok)</text:span></text:p>
          </draw:text-box>
        </draw:frame>
        <draw:connector draw:style-name="gr11" draw:text-style-name="P9" draw:layer="layout" svg:x1="6.26cm" svg:y1="6.323cm" svg:x2="5.62cm" svg:y2="8.503cm" draw:start-shape="id7" draw:start-glue-point="5" draw:end-shape="id8" draw:end-glue-point="1" svg:d="M6260 6323v2180h-640" svg:viewBox="0 0 641 2181">
          <text:p/>
        </draw:connector>
        <draw:custom-shape draw:style-name="gr23" draw:text-style-name="P2" xml:id="id7" draw:id="id7" draw:layer="layout" svg:width="0.254cm" svg:height="0.273cm" draw:transform="rotate (1.5707963267949) translate (6.124cm 6.32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3" xml:id="id10" draw:id="id10" draw:layer="layout" svg:width="1.649cm" svg:height="1.039cm" svg:x="4.572cm" svg:y="9.321cm">
          <draw:text-box>
            <text:p text:style-name="P12"><text:span text:style-name="T15"><text:s/></text:span><text:span text:style-name="T16">Channel</text:span></text:p>
            <text:p text:style-name="P12"><text:span text:style-name="T23">0</text:span></text:p>
          </draw:text-box>
        </draw:frame>
        <draw:connector draw:style-name="gr11" draw:text-style-name="P9" draw:layer="layout" svg:x1="6.81cm" svg:y1="6.314cm" svg:x2="6.221cm" svg:y2="9.84cm" draw:start-shape="id9" draw:start-glue-point="5" draw:end-shape="id10" draw:end-glue-point="1" svg:d="M6810 6314v3526h-589" svg:viewBox="0 0 590 3527">
          <text:p/>
        </draw:connector>
        <draw:custom-shape draw:style-name="gr25" draw:text-style-name="P2" xml:id="id9" draw:id="id9" draw:layer="layout" svg:width="0.254cm" svg:height="0.393cm" draw:transform="rotate (1.5707963267949) translate (6.614cm 6.31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1" draw:text-style-name="P9" draw:layer="layout" svg:x1="10.807cm" svg:y1="6.323cm" svg:x2="10.808cm" svg:y2="6.912cm" draw:start-shape="id11" draw:start-glue-point="5" draw:end-shape="id12" draw:end-glue-point="0" svg:d="M10807 6323v304h1v285" svg:viewBox="0 0 2 590">
          <text:p/>
        </draw:connector>
        <draw:custom-shape draw:style-name="gr26" draw:text-style-name="P2" xml:id="id11" draw:id="id11" draw:layer="layout" svg:width="0.254cm" svg:height="0.848cm" draw:transform="rotate (1.5707963267949) translate (10.383cm 6.32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8" draw:text-style-name="P9" draw:layer="layout" svg:width="23.163cm" svg:height="15.749cm" svg:x="0cm" svg:y="0cm">
          <draw:image xlink:href="Pictures/10000201000005B3000003E092C13C8D3943AECD.png" xlink:type="simple" xlink:show="embed" xlink:actuate="onLoad">
            <text:p/>
          </draw:image>
        </draw:frame>
        <draw:frame draw:style-name="gr29" draw:text-style-name="P15" draw:layer="layout" svg:width="3.457cm" svg:height="0.962cm" svg:x="5.941cm" svg:y="8.436cm">
          <draw:text-box>
            <text:p><text:span text:style-name="T24">Magnitu</text:span><text:span text:style-name="T24">de</text:span></text:p>
          </draw:text-box>
        </draw:frame>
        <draw:frame draw:style-name="gr30" draw:text-style-name="P16" draw:layer="layout" svg:width="3.302cm" svg:height="1.673cm" svg:x="5.888cm" svg:y="1.539cm">
          <draw:text-box>
            <text:p><text:span text:style-name="T25">W</text:span><text:span text:style-name="T25">a</text:span><text:span text:style-name="T25">t</text:span><text:span text:style-name="T25">e</text:span><text:span text:style-name="T25">rf</text:span><text:span text:style-name="T25">a</text:span><text:span text:style-name="T25">ll</text:span></text:p>
            <text:p><text:span text:style-name="T25">F</text:span><text:span text:style-name="T25">F</text:span><text:span text:style-name="T25">T</text:span></text:p>
          </draw:text-box>
        </draw:frame>
        <draw:frame draw:style-name="gr31" draw:text-style-name="P17" draw:layer="layout" svg:width="2.648cm" svg:height="1.043cm" svg:x="6.496cm" svg:y="11.911cm">
          <draw:text-box>
            <text:p text:style-name="P9"><text:span text:style-name="T26">Frame </text:span><text:span text:style-name="T26">Gap</text:span></text:p>
            <text:p text:style-name="P9"><text:span text:style-name="T27">(very long)</text:span></text:p>
          </draw:text-box>
        </draw:frame>
        <draw:frame draw:style-name="gr31" draw:text-style-name="P17" draw:layer="layout" svg:width="1.222cm" svg:height="1.043cm" svg:x="10.462cm" svg:y="11.911cm">
          <draw:text-box>
            <text:p text:style-name="P9"><text:span text:style-name="T26">0</text:span></text:p>
            <text:p text:style-name="P9"><text:span text:style-name="T27">(lo</text:span><text:span text:style-name="T27">ng)</text:span></text:p>
          </draw:text-box>
        </draw:frame>
        <draw:frame draw:style-name="gr31" draw:text-style-name="P17" draw:layer="layout" svg:width="1.319cm" svg:height="1.043cm" svg:x="12.24cm" svg:y="11.911cm">
          <draw:text-box>
            <text:p text:style-name="P9"><text:span text:style-name="T26">1</text:span></text:p>
            <text:p text:style-name="P9"><text:span text:style-name="T27">(short)</text:span></text:p>
          </draw:text-box>
        </draw:frame>
        <draw:line draw:style-name="gr32" draw:text-style-name="P9" draw:layer="layout" svg:x1="9.652cm" svg:y1="11.43cm" svg:x2="12.088cm" svg:y2="11.43cm">
          <text:p/>
        </draw:line>
        <draw:line draw:style-name="gr32" draw:text-style-name="P9" draw:layer="layout" svg:x1="12.08cm" svg:y1="11.43cm" svg:x2="13.562cm" svg:y2="11.43cm">
          <text:p/>
        </draw:line>
        <draw:frame draw:style-name="gr31" draw:text-style-name="P17" draw:layer="layout" svg:width="1.319cm" svg:height="1.043cm" svg:x="13.722cm" svg:y="11.911cm">
          <draw:text-box>
            <text:p text:style-name="P9"><text:span text:style-name="T26">1</text:span></text:p>
            <text:p text:style-name="P9"><text:span text:style-name="T27">(short</text:span><text:span text:style-name="T27">)</text:span></text:p>
          </draw:text-box>
        </draw:frame>
        <draw:line draw:style-name="gr32" draw:text-style-name="P9" draw:layer="layout" svg:x1="13.562cm" svg:y1="11.43cm" svg:x2="15.044cm" svg:y2="11.43cm">
          <text:p/>
        </draw:line>
        <draw:frame draw:style-name="gr31" draw:text-style-name="P17" draw:layer="layout" svg:width="1.319cm" svg:height="1.043cm" svg:x="15.146cm" svg:y="11.911cm">
          <draw:text-box>
            <text:p text:style-name="P9"><text:span text:style-name="T26">1</text:span></text:p>
            <text:p text:style-name="P9"><text:span text:style-name="T27">(short)</text:span></text:p>
          </draw:text-box>
        </draw:frame>
        <draw:line draw:style-name="gr32" draw:text-style-name="P9" draw:layer="layout" svg:x1="14.986cm" svg:y1="11.43cm" svg:x2="16.468cm" svg:y2="11.43cm">
          <text:p/>
        </draw:line>
        <presentation:notes draw:style-name="dp2">
          <draw:page-thumbnail draw:style-name="gr27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08:37:44.109247120</meta:creation-date>
    <dc:date>2019-02-10T10:58:09.030890756</dc:date>
    <meta:editing-duration>PT28M53S</meta:editing-duration>
    <meta:editing-cycles>2</meta:editing-cycles>
    <meta:generator>LibreOffice/6.0.7.3$Linux_X86_64 LibreOffice_project/00m0$Build-3</meta:generator>
    <meta:document-statistic meta:object-count="84"/>
  </office:meta>
</office:document-meta>
</file>